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7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124.png" xlink:type="simple" xlink:show="embed" xlink:actuate="onLoad"/></draw:frame></text:p>
          </table:table-cell>
          <table:table-cell table:style-name="Table1.B1" office:value-type="string">
            <text:h text:style-name="P6" text:outline-level="1">Люфт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3">Cи</text:span> <text:span text:style-name="T11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012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17">Блок </text:span><text:span text:style-name="T2">реализует преобразование вектора входных сигналов посредством </text:span><text:span text:style-name="T10">единой</text:span><text:span text:style-name="T2"> нелинейной статической характеристики типа "</text:span><text:span text:style-name="T5">Люфт</text:span><text:span text:style-name="T2">" </text:span><text:span text:style-name="T10">при различных начальных условиях</text:span><text:span text:style-name="T2"> по следующему алгоритму:</text:span></text:p>
            <text:p text:style-name="P3"><draw:frame draw:style-name="fr2" draw:name="graphics1" text:anchor-type="as-char" svg:width="2.538cm" svg:height="2.223cm" draw:z-index="2"><draw:image xlink:href="../images/0124_static.png" xlink:type="simple" xlink:show="embed" xlink:actuate="onLoad"/></draw:frame></text:p>
            <text:p text:style-name="P3"><draw:frame draw:style-name="fr3" draw:name="Объект1" text:anchor-type="as-char" svg:width="13.43cm" svg:height="6.858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2"><text:span text:style-name="T5">где </text:span><text:span text:style-name="T14">x(t)</text:span><text:span text:style-name="T12"> </text:span><text:span text:style-name="T5">– вектор входных сигналов; </text:span><text:span text:style-name="T14">y(t)</text:span><text:span text:style-name="T12"> </text:span><text:span text:style-name="T5">– вектор выходных сигналов, </text:span><text:span text:style-name="T7">Δt</text:span><text:span text:style-name="T5"> </text:span><text:span text:style-name="T12">– </text:span><text:span text:style-name="T5">предыдущий временной шаг интегрирования.</text:span></text:p>
            <text:p text:style-name="P2"><text:span text:style-name="T6">Свойства</text:span>:</text:p>
            <text:list xml:id="list3089783448260066150" text:style-name="L1">
              <text:list-item>
                <text:p text:style-name="P7">Половина ширины зоны зазора – <text:span text:style-name="T16">b</text:span>.</text:p>
              </text:list-item>
              <text:list-item>
                <text:p text:style-name="P7">Коэффициент усиления <text:span text:style-name="T11">– </text:span><text:span text:style-name="T16">k</text:span><text:span text:style-name="T11">.</text:span></text:p>
              </text:list-item>
              <text:list-item>
                <text:p text:style-name="P7"><text:span text:style-name="T1">Начальные условия – вектор начальных условий </text:span><text:span text:style-name="T15">y(0)</text:span><text:span text:style-name="T1">.</text:span></text:p>
              </text:list-item>
              <text:list-item>
                <text:p text:style-name="P7"><text:span text:style-name="T4">Нинжнее значение функции – </text:span><text:span text:style-name="T15">y₁</text:span><text:span text:style-name="T1">.</text:span></text:p>
              </text:list-item>
              <text:list-item>
                <text:p text:style-name="P7"><text:span text:style-name="T4">Верхнее значение функции – </text:span><text:span text:style-name="T15">y₂</text:span><text:span text:style-name="T1">.</text:span></text:p>
              </text:list-item>
            </text:list>
            <text:p text:style-name="P2"><text:span text:style-name="T8">Примечание:</text:span><text:span text:style-name="T1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9">Мультиплексор</text:span><text:span text:style-name="T1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юфт</dc:title>
    <dc:date>2014-12-09T14:01:22.32</dc:date>
    <meta:generator>OpenOffice/4.1.1$Win32 OpenOffice.org_project/411m6$Build-9775</meta:generator>
    <meta:editing-duration>PT2H10M8S</meta:editing-duration>
    <meta:editing-cycles>73</meta:editing-cycles>
    <meta:document-statistic meta:table-count="1" meta:image-count="3" meta:object-count="1" meta:page-count="1" meta:paragraph-count="17" meta:word-count="102" meta:character-count="679"/>
  </office:meta>
</office:document-meta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≤</mo>
                      <mi/>
                    </mrow>
                    <mrow>
                      <mrow>
                        <mfrac>
                          <mrow>
                            <msub>
                              <mi>y</mi>
                              <mn>1</mn>
                            </msub>
                          </mrow>
                          <mrow>
                            <mi>k</mi>
                          </mrow>
                        </mfrac>
                        <mo stretchy="false">−</mo>
                        <mi>b</mi>
                      </mrow>
                    </mrow>
                    <mi>;</mi>
                  </mrow>
                </mtd>
              </mtr>
              <mtr>
                <mtd>
                  <mrow>
                    <msub>
                      <mi>y</mi>
                      <mn>2,</mn>
                    </msub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≥</mo>
                      <mi/>
                    </mrow>
                    <mrow>
                      <mrow>
                        <mfrac>
                          <mrow>
                            <msub>
                              <mi>y</mi>
                              <mn>2</mn>
                            </msub>
                          </mrow>
                          <mrow>
                            <mi>k</mi>
                          </mrow>
                        </mfrac>
                        <mo stretchy="false">+</mo>
                        <mi>b</mi>
                      </mrow>
                    </mrow>
                    <mi>;</mi>
                  </mrow>
                </mtd>
              </mtr>
              <mtr>
                <mtd>
                  <mrow>
                    <mrow>
                      <mi>k</mi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+</mo>
                        <mi>b</mi>
                      </mrow>
                    </mrow>
                    <mrow>
                      <mi/>
                      <mo stretchy="false">&lt;</mo>
                      <mi/>
                    </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row>
                      <mrow>
                        <mfrac>
                          <mrow>
                            <msub>
                              <mi>y</mi>
                              <mn>2</mn>
                            </msub>
                          </mrow>
                          <mrow>
                            <mi>k</mi>
                          </mrow>
                        </mfrac>
                        <mo stretchy="false">+</mo>
                        <mi>b</mi>
                      </mrow>
                    </mrow>
                    <mi>;</mi>
                  </mrow>
                </mtd>
              </mtr>
              <mtr>
                <mtd>
                  <mrow>
                    <mrow>
                      <mi>k</mi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row>
                      <mrow>
                        <mfrac>
                          <mrow>
                            <msub>
                              <mi>y</mi>
                              <mn>1</mn>
                            </msub>
                          </mrow>
                          <mrow>
                            <mi>k</mi>
                          </mrow>
                        </mfrac>
                        <mo stretchy="false">−</mo>
                        <mi>b</mi>
                      </mrow>
                    </mrow>
                    <mrow>
                      <mi/>
                      <mo stretchy="false">&lt;</mo>
                      <mi/>
                    </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−</mo>
                        <mi>b</mi>
                      </mrow>
                    </mrow>
                    <mi>;</mi>
                  </mrow>
                </mtd>
              </mtr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−</mo>
                        <mi>b</mi>
                      </mrow>
                    </mrow>
                    <mrow>
                      <mi/>
                      <mo stretchy="false">≤</mo>
                      <mi/>
                    </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≤</mo>
                      <mi/>
                    </mrow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+</mo>
                        <mi>b</mi>
                      </mrow>
                    </mrow>
                    <mn>.</mn>
                  </mrow>
                </mtd>
              </mtr>
            </mtable>
          </mrow>
        </mrow>
      </mrow>
    </mrow>
    <annotation encoding="StarMath 5.0">y(t) = left lbrace stack{
y_1, ~если~ x(t) ~&lt;=~ { {y_1} over {k} - b} ; #
y_2, ~если~ x(t) ~&gt;=~ { {y_2} over {k} + b} ; #
k cdot (x(t)-b), ~если~ { {y(t- %DELTA t)} over {k} + b} ~&lt;~ x(t) ~&lt;~ {{y_2} over {k} + b} ; #
k cdot (x(t)+b), ~если~ { {y_1} over {k} - b} ~&lt;~ x(t) ~&lt;~ { {y(t- %DELTA t)} over {k} - b} ; #
y(t- %DELTA t), ~ если ~ { {y(t- %DELTA t)} over {k} - b} ~ &lt;= ~ x(t) ~ &lt;= ~ { {y(t- %DELTA t)} over {k} + b} .
} right none
</annotation>
  </semantics>
</math>
</file>